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8f93c7"/>
    </style:style>
    <style:style style:name="ce3" style:family="table-cell" style:parent-style-name="Default">
      <style:table-cell-properties fo:background-color="#cf4069"/>
    </style:style>
    <style:style style:name="ce4" style:family="table-cell" style:parent-style-name="Default">
      <style:table-cell-properties fo:background-color="#fedcc6"/>
    </style:style>
    <style:style style:name="ce5" style:family="table-cell" style:parent-style-name="Default">
      <style:table-cell-properties fo:background-color="#98fb98"/>
    </style:style>
    <style:style style:name="ce6" style:family="table-cell" style:parent-style-name="Default">
      <style:table-cell-properties fo:background-color="#ffefd5"/>
    </style:style>
    <style:style style:name="ce7" style:family="table-cell" style:parent-style-name="Default">
      <style:table-cell-properties fo:background-color="#6495ed"/>
    </style:style>
    <style:style style:name="ce8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B2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table:formula="of:=[.B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CCU_WEIGHTS_WIDTH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CCU_N_CORES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CCU_N_EVENTS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C_WEIGHTS_WIDTH</text:p>
          </table:table-cell>
          <table:table-cell table:style-name="ce5" table:formula="of:=[.B12]" office:value-type="float" office:value="8" calcext:value-type="float">
            <text:p>8</text:p>
          </table:table-cell>
          <table:table-cell table:style-name="ce5" table:formula="of:=[.C12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C_N_CORES</text:p>
          </table:table-cell>
          <table:table-cell table:style-name="ce5" table:formula="of:=[.B13]" office:value-type="float" office:value="4" calcext:value-type="float">
            <text:p>4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C_N_EVENTS</text:p>
          </table:table-cell>
          <table:table-cell table:style-name="ce5" table:formula="of:=[.B14]" office:value-type="float" office:value="2" calcext:value-type="float">
            <text:p>2</text:p>
          </table:table-cell>
          <table:table-cell table:style-name="ce5" table:formula="of:=[.C14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SE_CFG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END_CFG</text:p>
          </table:table-cell>
          <table:table-cell table:style-name="ce1" table:formula="of:=[.B22]+[.B4]-1" office:value-type="float" office:value="0" calcext:value-type="float">
            <text:p>0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BASE_COUNTERS</text:p>
          </table:table-cell>
          <table:table-cell table:style-name="ce2" table:formula="of:=[.B23]+1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END_COUNTERS</text:p>
          </table:table-cell>
          <table:table-cell table:style-name="ce2" table:formula="of:=[.B24]+[.C3]-1" office:value-type="float" office:value="9" calcext:value-type="float">
            <text:p>9</text:p>
          </table:table-cell>
          <table:table-cell table:style-name="ce2" table:number-columns-repeated="3"/>
        </table:table-row>
        <table:table-row table:style-name="ro1">
          <table:table-cell table:style-name="ce3" office:value-type="string" calcext:value-type="string">
            <text:p>BASE_OVERFLOW_INTR</text:p>
          </table:table-cell>
          <table:table-cell table:style-name="ce3" table:formula="of:=[.B25]+1" office:value-type="float" office:value="10" calcext:value-type="float">
            <text:p>10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BASE_OVERFLOW_MASK</text:p>
          </table:table-cell>
          <table:table-cell table:style-name="ce3" table:formula="of:=[.B26]" office:value-type="float" office:value="10" calcext:value-type="float">
            <text:p>10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_OVERFLOW_MASK_REGS</text:p>
          </table:table-cell>
          <table:table-cell table:style-name="ce3" table:formula="of:=FLOOR(([.B3]-1)/[.C2]+1)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END_OVERFLOW_MASK</text:p>
          </table:table-cell>
          <table:table-cell table:style-name="ce3" table:formula="of:=[.B27]+[.B28]-1" office:value-type="float" office:value="10" calcext:value-type="float">
            <text:p>10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BASE_OVERFLOW_VECT</text:p>
          </table:table-cell>
          <table:table-cell table:style-name="ce3" table:formula="of:=[.B29]+1" office:value-type="float" office:value="11" calcext:value-type="float">
            <text:p>1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_OVERFLOW_VECT_REGS</text:p>
          </table:table-cell>
          <table:table-cell table:style-name="ce3" table:formula="of:=FLOOR(([.B3]-1)/[.C2]+1)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END_OVERFLOW_VECT</text:p>
          </table:table-cell>
          <table:table-cell table:style-name="ce3" table:formula="of:=[.B30]+[.B31]-1" office:value-type="float" office:value="11" calcext:value-type="float">
            <text:p>11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_OVERFLOW_REGS</text:p>
          </table:table-cell>
          <table:table-cell table:style-name="ce3" table:formula="of:=([.B28]+[.B31])*[.C5]" office:value-type="float" office:value="2" calcext:value-type="float">
            <text:p>2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END_OVERFLOW_INTR</text:p>
          </table:table-cell>
          <table:table-cell table:style-name="ce3" table:formula="of:=[.B26]+[.B33]" office:value-type="float" office:value="12" calcext:value-type="float">
            <text:p>12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BASE_QUOTA_INTR</text:p>
          </table:table-cell>
          <table:table-cell table:style-name="ce4" table:formula="of:=[.B34]+1" office:value-type="float" office:value="13" calcext:value-type="float">
            <text:p>13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BASE_QUOTA_MASK</text:p>
          </table:table-cell>
          <table:table-cell table:style-name="ce4" table:formula="of:=[.B35]" office:value-type="float" office:value="13" calcext:value-type="float">
            <text:p>13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N_QUOTA_MASK_REGS</text:p>
          </table:table-cell>
          <table:table-cell table:style-name="ce4" table:formula="of:=FLOOR(([.B3]-1)/[.C2]+1)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END_QUOTA_MASK</text:p>
          </table:table-cell>
          <table:table-cell table:style-name="ce4" table:formula="of:=[.B36]+[.B37]-1" office:value-type="float" office:value="13" calcext:value-type="float">
            <text:p>13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BASE_QUOTA_LIMIT</text:p>
          </table:table-cell>
          <table:table-cell table:style-name="ce4" table:formula="of:=[.B38]+1" office:value-type="float" office:value="14" calcext:value-type="float">
            <text:p>14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N_QUOTA_LIMIT_REGS</text:p>
          </table:table-cell>
          <table:table-cell table:style-name="ce4" table:formula="of:=1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END_QUOTA_LIMIT</text:p>
          </table:table-cell>
          <table:table-cell table:style-name="ce4" table:formula="of:=[.B39]+[.B40]-1" office:value-type="float" office:value="14" calcext:value-type="float">
            <text:p>14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N_QUOTA_REGS</text:p>
          </table:table-cell>
          <table:table-cell table:style-name="ce4" table:formula="of:=([.B37]+[.B40])*[.C6]" office:value-type="float" office:value="2" calcext:value-type="float">
            <text:p>2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END_QUOTA_INTR</text:p>
          </table:table-cell>
          <table:table-cell table:style-name="ce4" table:formula="of:=[.B35]+[.B42]-1" office:value-type="float" office:value="14" calcext:value-type="float">
            <text:p>14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BASE_MCCU_CFG</text:p>
          </table:table-cell>
          <table:table-cell table:style-name="ce5" table:formula="of:=[.B43]+1" office:value-type="float" office:value="15" calcext:value-type="float">
            <text:p>15</text:p>
          </table:table-cell>
          <table:table-cell table:style-name="ce5" office:value-type="string" calcext:value-type="string">
            <text:p>Shared with RDC. MCCU_enable_int and MCCU_softrst are shared with RDC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_MCCU_CFG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END_MCCU_CFG</text:p>
          </table:table-cell>
          <table:table-cell table:style-name="ce5" table:formula="of:=[.B44]+[.B45]-1" office:value-type="float" office:value="15" calcext:value-type="float">
            <text:p>15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BASE_MCCU_LIMITS</text:p>
          </table:table-cell>
          <table:table-cell table:style-name="ce5" table:formula="of:=[.B46]+1" office:value-type="float" office:value="16" calcext:value-type="float">
            <text:p>16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N_MCCU_LIMITS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END_MCCU_LIMITS</text:p>
          </table:table-cell>
          <table:table-cell table:style-name="ce5" table:formula="of:=[.B47]+[.B48]-1" office:value-type="float" office:value="19" calcext:value-type="float">
            <text:p>19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BASE_MCCU_QUOTA</text:p>
          </table:table-cell>
          <table:table-cell table:style-name="ce5" table:formula="of:=[.B49]+1" office:value-type="float" office:value="20" calcext:value-type="float">
            <text:p>20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N_MCCU_QUOTA</text:p>
          </table:table-cell>
          <table:table-cell table:style-name="ce5" table:formula="of:=[.C13]" office:value-type="float" office:value="4" calcext:value-type="float">
            <text:p>4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END_MCCU_QUOTA</text:p>
          </table:table-cell>
          <table:table-cell table:style-name="ce5" table:formula="of:=[.B50]+[.B51]-1" office:value-type="float" office:value="23" calcext:value-type="float">
            <text:p>23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BASE_MCCU_WEIGHTS</text:p>
          </table:table-cell>
          <table:table-cell table:style-name="ce5" table:formula="of:=[.B52]+1" office:value-type="float" office:value="24" calcext:value-type="float">
            <text:p>24</text:p>
          </table:table-cell>
          <table:table-cell table:style-name="ce5" office:value-type="string" calcext:value-type="string">
            <text:p>Shared with RDC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N_MCCU_WEIGHTS</text:p>
          </table:table-cell>
          <table:table-cell table:style-name="ce5" table:formula="of:=CEILING(([.C12]*[.C13]*[.C14])/[.C2])" office:value-type="float" office:value="2" calcext:value-type="float">
            <text:p>2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N_MCCU_REGS</text:p>
          </table:table-cell>
          <table:table-cell table:style-name="ce5" table:formula="of:=([.B51]+[.B54]+[.B48]+[.B45])*[.C7]" office:value-type="float" office:value="11" calcext:value-type="float">
            <text:p>11</text:p>
          </table:table-cell>
          <table:table-cell table:style-name="ce5" office:value-type="string" calcext:value-type="string">
            <text:p>Shared with RDC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END_MCCU_WEIGHTS</text:p>
          </table:table-cell>
          <table:table-cell table:style-name="ce5" table:formula="of:=[.B53]+[.B54]-1" office:value-type="float" office:value="25" calcext:value-type="float">
            <text:p>25</text:p>
          </table:table-cell>
          <table:table-cell table:style-name="ce5" table:number-columns-repeated="3"/>
        </table:table-row>
        <table:table-row table:style-name="ro1">
          <table:table-cell table:style-name="ce7" office:value-type="string" calcext:value-type="string">
            <text:p>BASE_RDC_VECT</text:p>
          </table:table-cell>
          <table:table-cell table:style-name="ce7" table:formula="of:=[.B56]+1" office:value-type="float" office:value="26" calcext:value-type="float">
            <text:p>26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N_RDC_VECT_REGS</text:p>
          </table:table-cell>
          <table:table-cell table:style-name="ce7" table:formula="of:=CEILING(([.C16]*[.C17])/[.C2])" office:value-type="float" office:value="1" calcext:value-type="float">
            <text:p>1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END_RDC_VECT</text:p>
          </table:table-cell>
          <table:table-cell table:style-name="ce7" table:formula="of:=[.B57]+[.B58]-1" office:value-type="float" office:value="26" calcext:value-type="float">
            <text:p>26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BASE_RDC_WEIGHTS</text:p>
          </table:table-cell>
          <table:table-cell table:style-name="ce7" table:formula="of:=[.B53]" office:value-type="float" office:value="24" calcext:value-type="float">
            <text:p>24</text:p>
          </table:table-cell>
          <table:table-cell table:style-name="ce7" office:value-type="string" calcext:value-type="string">
            <text:p>Shared with MCCU</text:p>
          </table:table-cell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N_RDC_WEIGHTS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END_RDC_WEIGHTS</text:p>
          </table:table-cell>
          <table:table-cell table:style-name="ce7" table:formula="of:=[.B56]" office:value-type="float" office:value="25" calcext:value-type="float">
            <text:p>25</text:p>
          </table:table-cell>
          <table:table-cell table:style-name="ce7" office:value-type="string" calcext:value-type="string">
            <text:p>Shared with MCCU</text:p>
          </table:table-cell>
          <table:table-cell table:style-name="ce7" table:number-columns-repeated="2"/>
        </table:table-row>
        <table:table-row table:style-name="ro1">
          <table:table-cell table:style-name="ce7" office:value-type="string" calcext:value-type="string">
            <text:p>N_RDC_REGS</text:p>
          </table:table-cell>
          <table:table-cell table:style-name="ce7" table:formula="of:=([.B58]+[.B61])*[.C8]" office:value-type="float" office:value="1" calcext:value-type="float">
            <text:p>1</text:p>
          </table:table-cell>
          <table:table-cell table:style-name="ce7"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>
            <text:p>TOTAL_NREGS</text:p>
          </table:table-cell>
          <table:table-cell table:style-name="ce8" table:formula="of:=[.B33]+[.C4]+[.C3]+[.B42]+[.B55]+[.B63]" office:value-type="float" office:value="26" calcext:value-type="float">
            <text:p>2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04-13T22:54:29.575816231</dc:date>
    <meta:editing-duration>P4DT1H58S</meta:editing-duration>
    <meta:editing-cycles>8</meta:editing-cycles>
    <meta:document-statistic meta:table-count="1" meta:cell-count="139" meta:object-count="0"/>
  </office:meta>
</office:document-meta>
</file>